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7A0000063CBDD1EE63C9122B7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2.539cm" fo:min-width="13.017cm"/>
    </style:style>
    <style:style style:name="P1" style:family="paragraph">
      <loext:graphic-properties draw:fill="none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42.791cm" svg:height="28.151cm" svg:x="0cm" svg:y="0cm">
          <draw:image xlink:href="Pictures/100000000000097A0000063CBDD1EE63C9122B7E.png" xlink:type="simple" xlink:show="embed" xlink:actuate="onLoad" draw:mime-type="image/png">
            <text:p/>
          </draw:image>
        </draw:frame>
        <draw:custom-shape draw:style-name="gr2" draw:text-style-name="P2" draw:layer="layout" svg:width="13.017cm" svg:height="2.539cm" svg:x="3.493cm" svg:y="22.27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42.791cm" fo:page-height="28.1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12T16:14:55.503823740</dc:date>
    <meta:editing-duration>PT56S</meta:editing-duration>
    <meta:editing-cycles>1</meta:editing-cycles>
    <meta:document-statistic meta:object-count="2"/>
    <meta:generator>LibreOffice/7.3.2.2$MacOSX_AARCH64 LibreOffice_project/49f2b1bff42cfccbd8f788c8dc32c1c309559be0</meta:generator>
  </office:meta>
</office:document-meta>
</file>